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6e" officeooo:paragraph-rsid="001f716e"/>
    </style:style>
    <style:style style:name="P2" style:family="paragraph" style:parent-style-name="Standard">
      <style:text-properties officeooo:rsid="001f716e" officeooo:paragraph-rsid="001f716e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065c6" officeooo:paragraph-rsid="002065c6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21628" officeooo:paragraph-rsid="00221628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30526" officeooo:paragraph-rsid="00230526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3c068" officeooo:paragraph-rsid="0023c068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57d3f" officeooo:paragraph-rsid="00257d3f"/>
    </style:style>
    <style:style style:name="T1" style:family="text">
      <style:text-properties officeooo:rsid="00206a56"/>
    </style:style>
    <style:style style:name="T2" style:family="text">
      <style:text-properties officeooo:rsid="00253162"/>
    </style:style>
    <style:style style:name="T3" style:family="text">
      <style:text-properties officeooo:rsid="00271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pueden hacer curvas de ROG.</text:p>
      <text:p text:style-name="P1"/>
      <text:p text:style-name="P1"/>
      <text:p text:style-name="P1"/>
      <text:p text:style-name="P1">Para decir si unos resultados son buenos o malos se pueden comparar con un predictor que se basa en la media o con un clasificador aleatorio.</text:p>
      <text:p text:style-name="P1"/>
      <text:p text:style-name="P1"/>
      <text:p text:style-name="P3"><text:span text:style-name="T1">t</text:span>-SNE → es una técnica de reducción de las dimensiones de los datos, para poder representarlos en dos dimensiones.</text:p>
      <text:p text:style-name="P3"/>
      <text:p text:style-name="P4">Mostrar la correlaciones también sirven como gráfica para datos con muchas dimensiones</text:p>
      <text:p text:style-name="P4"/>
      <text:p text:style-name="P5">Evolución de los errores para ver si estamos sobreentrenando</text:p>
      <text:p text:style-name="P5"/>
      <text:p text:style-name="P6">La matriz de confusión visualizando los ejemplo en los que fallamos</text:p>
      <text:p text:style-name="P6"/>
      <text:p text:style-name="P6">Sammon's projection <text:span text:style-name="T3">(Sammon Mapping)</text:span> <text:span text:style-name="T2">→ otra forma de reducción de dimensiones</text:span></text:p>
      <text:p text:style-name="P6"/>
      <text:p text:style-name="P7">PCA → para reducir las dimensiones quedandonos con sólo las dos dimensiones más importan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7:45:15.405326671</meta:creation-date>
    <dc:date>2021-05-14T17:58:01.860763744</dc:date>
    <meta:editing-duration>PT11M4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8" meta:character-count="666" meta:non-whitespace-character-count="566"/>
  </office:meta>
</office:document-meta>
</file>